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9.80000019073486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9.80000019073486pt" fo:letter-spacing="normal" fo:language="en" fo:country="GB" fo:font-style="normal" fo:font-weight="normal"/>
    </style:style>
    <style:style style:name="T1" style:family="text">
      <style:text-properties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a Editoriales:</text:p>
      <text:p text:style-name="P1">Siguiendo la estructura especificada para el DTD de Editoriales siguiente, diseñar un esquema XML Schema (editoriales.xsd) y su correspondiente instancia XML (editoriales.xml) para <text:span text:style-name="T1">almacenar información de editoriales.</text:span></text:p>
      <text:p text:style-name="P1">&lt;?xml version="1.0" encoding="UTF-8"?&gt;</text:p>
      <text:p text:style-name="P1">&lt;!--DTD para un documento XML que contiene una lista de editoriales con información opcional--&gt;</text:p>
      <text:p text:style-name="P1">&lt;!ELEMENT editoriales (titulo, editorial+)&gt;</text:p>
      <text:p text:style-name="P1">&lt;!ELEMENT editorial (nombre, email?, homepage?, direccion, tfno?,fax?)&gt;</text:p>
      <text:p text:style-name="P1">&lt;!ELEMENT titulo (#PCDATA)&gt;</text:p>
      <text:p text:style-name="P2">&lt;!ELEMENT nombre (#PCDATA)&gt;</text:p>
      <text:p text:style-name="P2">&lt;!ELEMENT email (#PCDATA)&gt;</text:p>
      <text:p text:style-name="P2">&lt;!ELEMENT homepage (#PCDATA)&gt;</text:p>
      <text:p text:style-name="P1">&lt;!ELEMENT direccion (#PCDATA)&gt;</text:p>
      <text:p text:style-name="P1">&lt;!ELEMENT tfno (#PCDATA)&gt;</text:p>
      <text:p text:style-name="P1">&lt;!ELEMENT fax (#PCDATA)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marei vega garcía</meta:initial-creator>
    <meta:creation-date>2019-04-23T19:46:34</meta:creation-date>
    <meta:document-statistic meta:table-count="0" meta:image-count="0" meta:object-count="0" meta:page-count="1" meta:paragraph-count="13" meta:word-count="80" meta:character-count="671"/>
    <dc:date>2019-04-23T21:53:59</dc:date>
    <dc:creator>romarei vega garcía</dc:creator>
    <meta:editing-duration>PT1H52M</meta:editing-duration>
    <meta:editing-cycles>1</meta:editing-cycles>
    <meta:generator>OpenOffice/4.1.2$Unix OpenOffice.org_project/412m3$Build-9782</meta:generator>
  </office:meta>
</office:document-meta>
</file>